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2.25pt" style:font-size-complex="14pt"/>
    </style:style>
    <style:style style:name="P2" style:family="paragraph" style:parent-style-name="Text_20_body">
      <style:text-properties fo:font-size="14pt" officeooo:rsid="0002fb39" officeooo:paragraph-rsid="0002fb39" style:font-size-asian="12.25pt" style:font-size-complex="14pt"/>
    </style:style>
    <style:style style:name="P3" style:family="paragraph" style:parent-style-name="Text_20_body" style:list-style-name="L1">
      <style:text-properties fo:font-size="14pt" officeooo:rsid="0002fb39" officeooo:paragraph-rsid="0002fb39" style:font-size-asian="12.25pt" style:font-size-complex="14pt"/>
    </style:style>
    <style:style style:name="P4" style:family="paragraph" style:parent-style-name="Text_20_body" style:list-style-name="L1">
      <style:text-properties fo:font-size="14pt" officeooo:rsid="0004592e" officeooo:paragraph-rsid="0004592e" style:font-size-asian="12.25pt" style:font-size-complex="14pt"/>
    </style:style>
    <style:style style:name="P5" style:family="paragraph" style:parent-style-name="Text_20_body" style:list-style-name="L1">
      <style:text-properties fo:font-size="14pt" officeooo:rsid="000473b2" officeooo:paragraph-rsid="000473b2" style:font-size-asian="12.25pt" style:font-size-complex="14pt"/>
    </style:style>
    <style:style style:name="T1" style:family="text">
      <style:text-properties officeooo:rsid="00030680"/>
    </style:style>
    <style:style style:name="T2" style:family="text">
      <style:text-properties officeooo:rsid="0004592e"/>
    </style:style>
    <style:style style:name="T3" style:family="text">
      <style:text-properties officeooo:rsid="000473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lementation Checklist</text:h>
      <text:p text:style-name="Subtitle">Checklist of things to do on Jan 1, 2019 for implementation of CTS2</text:p>
      <text:list xml:id="list2296925306" text:style-name="L1">
        <text:list-item>
          <text:p text:style-name="P3">Truncate database tables <text:span text:style-name="T2">'calls' and s</text:span>et auto increment to 1000</text:p>
        </text:list-item>
        <text:list-item>
          <text:p text:style-name="P3">Truncate callslog table</text:p>
        </text:list-item>
        <text:list-item>
          <text:p text:style-name="P3">Truncate log table</text:p>
        </text:list-item>
        <text:list-item>
          <text:p text:style-name="P3"><text:span text:style-name="T2">Truncate bboard table and </text:span>r<text:span text:style-name="T2">un</text:span> utility <text:span text:style-name="T2">bboardloader.php</text:span> to <text:span text:style-name="T1">import</text:span> bulletin board items from CTS into CTS2</text:p>
        </text:list-item>
        <text:list-item>
          <text:p text:style-name="P4"><text:span text:style-name="T3">prepare</text:span> apps.pacwilica.org/cts <text:span text:style-name="T3">for deferring to new system:</text:span></text:p>
          <text:list>
            <text:list-item>
              <text:p text:style-name="P5">rename index.php to index.old.php</text:p>
            </text:list-item>
            <text:list-item>
              <text:p text:style-name="P5">rename Userlist.txt to Userlist.old.php</text:p>
            </text:list-item>
            <text:list-item>
              <text:p text:style-name="P5">rename callrcdprocessing.php to callrcdprocessing.old.php</text:p>
            </text:list-item>
            <text:list-item>
              <text:p text:style-name="P5">ftp new files up to apps.pacwilica.org</text:p>
            </text:list-item>
          </text:list>
        </text:list-item>
      </text:list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7:03:44.267543657</meta:creation-date>
    <dc:title>default</dc:title>
    <meta:editing-duration>PT13M54S</meta:editing-duration>
    <meta:editing-cycles>4</meta:editing-cycles>
    <meta:generator>LibreOffice/6.0.7.3$Linux_X86_64 LibreOffice_project/00m0$Build-3</meta:generator>
    <meta:initial-creator>Dave Klinzman</meta:initial-creator>
    <dc:date>2018-12-31T20:23:13.110383524</dc:date>
    <dc:creator>Dave Klinzman</dc:creator>
    <meta:document-statistic meta:table-count="0" meta:image-count="0" meta:object-count="0" meta:page-count="1" meta:paragraph-count="11" meta:word-count="81" meta:character-count="543" meta:non-whitespace-character-count="482"/>
    <meta:template xlink:type="simple" xlink:actuate="onRequest" xlink:title="default" xlink:href="../../../../../.config/libreoffice/4/user/template/default.ott" meta:date="2018-12-07T17:03:42.392214526"/>
  </office:meta>
</office:document-meta>
</file>